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07cc33"/>
    </style:style>
    <style:style style:name="T1" style:family="text">
      <style:text-properties officeooo:rsid="0007cc33"/>
    </style:style>
    <style:style style:name="T2" style:family="text">
      <style:text-properties style:font-name="Liberation Mono" fo:font-size="10pt" officeooo:rsid="0007cc33" style:font-name-asian="Noto Sans Mono CJK SC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srun camera_calibration cameracalibrator.py --size <text:span text:style-name="T1">10</text:span>x<text:span text:style-name="T1">7</text:span> --square 0.<text:span text:style-name="T2">036</text:span> right:=/my_stereo/right/image_raw left:=/my_stereo/left/image_raw left_camera:=/my_stereo/left right_camera:=/my_stereo/right</text:p>
      <text:p text:style-name="P2">rosrun camera_calibration cameracalibrator.py --size <text:span text:style-name="T1">10</text:span>x<text:span text:style-name="T1">7</text:span> --square 0.<text:span text:style-name="T2">036 </text:span><text:s/>image:=/RunCamera/webcam camera:=/<text:span text:style-name="T2">RunCamera</text:span></text:p>
      <text:p text:style-name="Standard">D = [0.14624902464741027, -0.23581869472223901, 0.0007988154003159143, -0.0013197658327642207, 0.0]</text:p>
      <text:p text:style-name="Standard">K = [1537.9801366043318, 0.0, 982.6622335199055, 0.0, 1633.4308177034889, 549.8564789889291, 0.0, 0.0, 1.0]</text:p>
      <text:p text:style-name="Standard">R = [1.0, 0.0, 0.0, 0.0, 1.0, 0.0, 0.0, 0.0, 1.0]</text:p>
      <text:p text:style-name="Standard">P = [1570.6156005859375, 0.0, 980.334517951218, 0.0, 0.0, 1670.7916259765625, 550.0614995162323, 0.0, 0.0, 0.0, 1.0, 0.0]</text:p>
      <text:p text:style-name="Standard"># oST version 5.0 parameters</text:p>
      <text:p text:style-name="Standard"/>
      <text:p text:style-name="Standard"/>
      <text:p text:style-name="Standard">[image]</text:p>
      <text:p text:style-name="Standard"/>
      <text:p text:style-name="Standard">width</text:p>
      <text:p text:style-name="Standard">1920</text:p>
      <text:p text:style-name="Standard"/>
      <text:p text:style-name="Standard">height</text:p>
      <text:p text:style-name="Standard">1080</text:p>
      <text:p text:style-name="Standard"/>
      <text:p text:style-name="Standard">[narrow_stereo]</text:p>
      <text:p text:style-name="Standard"/>
      <text:p text:style-name="Standard">camera matrix</text:p>
      <text:p text:style-name="Standard">1537.980137 0.000000 982.662234</text:p>
      <text:p text:style-name="Standard">0.000000 1633.430818 549.856479</text:p>
      <text:p text:style-name="Standard">0.000000 0.000000 1.000000</text:p>
      <text:p text:style-name="Standard"/>
      <text:p text:style-name="Standard">distortion</text:p>
      <text:p text:style-name="Standard">0.146249 -0.235819 0.000799 -0.001320 0.000000</text:p>
      <text:p text:style-name="Standard"/>
      <text:p text:style-name="Standard">rectification</text:p>
      <text:p text:style-name="Standard">1.000000 0.000000 0.000000</text:p>
      <text:p text:style-name="Standard">0.000000 1.000000 0.000000</text:p>
      <text:p text:style-name="Standard">0.000000 0.000000 1.000000</text:p>
      <text:p text:style-name="Standard"/>
      <text:p text:style-name="Standard">projection</text:p>
      <text:p text:style-name="Standard">1570.615601 0.000000 980.334518 0.000000</text:p>
      <text:p text:style-name="Standard">0.000000 1670.791626 550.061500 0.000000</text:p>
      <text:p text:style-name="Standard">0.000000 0.000000 1.000000 0.00000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0T12:37:22.565293175</meta:creation-date>
    <dc:date>2023-03-20T13:36:09.199243003</dc:date>
    <meta:editing-duration>PT48M36S</meta:editing-duration>
    <meta:editing-cycles>1</meta:editing-cycles>
    <meta:document-statistic meta:table-count="0" meta:image-count="0" meta:object-count="0" meta:page-count="1" meta:paragraph-count="27" meta:word-count="118" meta:character-count="1133" meta:non-whitespace-character-count="1045"/>
    <meta:generator>LibreOffice/6.4.7.2$Linux_X86_64 LibreOffice_project/40$Build-2</meta:generator>
  </office:meta>
</office:document-meta>
</file>